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4dd" officeooo:paragraph-rsid="0012b4dd"/>
    </style:style>
    <style:style style:name="P2" style:family="paragraph" style:parent-style-name="Standard">
      <style:text-properties officeooo:rsid="0012b4dd" officeooo:paragraph-rsid="0013e2e9"/>
    </style:style>
    <style:style style:name="P3" style:family="paragraph" style:parent-style-name="Standard">
      <style:paragraph-properties fo:break-before="page"/>
      <style:text-properties officeooo:rsid="0012b4dd" officeooo:paragraph-rsid="0012b4dd"/>
    </style:style>
    <style:style style:name="P4" style:family="paragraph" style:parent-style-name="Standard">
      <style:text-properties officeooo:rsid="0012b4dd" officeooo:paragraph-rsid="0012b4dd"/>
    </style:style>
    <style:style style:name="T1" style:family="text">
      <style:text-properties officeooo:rsid="00136daa"/>
    </style:style>
    <style:style style:name="T2" style:family="text">
      <style:text-properties officeooo:rsid="0013e2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Software test plan for multichoice test maker<text:line-break/></text:p>
      <text:p text:style-name="P3">1. Giới thiệu</text:p>
      <text:p text:style-name="P1">Tài liệu kiểm thử đưa ra kế hoạch kiểm thử cho chương trình MultiChoice Test Maker.</text:p>
      <text:p text:style-name="P1">2. Kế hoạch kiểm thử</text:p>
      <text:p text:style-name="P1">2.1 Kiểm tra chức năng đăng ký</text:p>
      <text:p text:style-name="P1">Tên người dùng</text:p>
      <text:p text:style-name="P1">Tên đăng nhập</text:p>
      <text:p text:style-name="P1">Email</text:p>
      <text:p text:style-name="P1">Password</text:p>
      <text:p text:style-name="P1">Confirm Password</text:p>
      <text:p text:style-name="P1">Register </text:p>
      <text:p text:style-name="P1">Các trường hợp: <text:s/>và thông báo tương ứng:</text:p>
      <text:p text:style-name="P1"><text:tab/>Nhập sai định dạng email: Hiển thị “Sai định dạng email”.</text:p>
      <text:p text:style-name="P1"><text:tab/>Password và Confirm Password không giống nhau: Hiển thị “Password và Confirm Password không khớp”.</text:p>
      <text:p text:style-name="P1"><text:tab/>Email đã tồn tại: Hiển thị “Email đã tồn tại”.</text:p>
      <text:p text:style-name="P1"><text:tab/>Input hợp lệ: Hiện thị “Đăng ký thành công”. </text:p>
      <text:p text:style-name="P1">2.2 Kiểm tra chức năng đăng nhập</text:p>
      <text:p text:style-name="P1">Email</text:p>
      <text:p text:style-name="P1">Password</text:p>
      <text:p text:style-name="P1">Login</text:p>
      <text:p text:style-name="P1">Các trường hợp và thông báo tương ứng:</text:p>
      <text:p text:style-name="P1"><text:tab/>Sai email hoặc password: Hiển thị “Sai email hoặc password”.</text:p>
      <text:p text:style-name="P1"><text:tab/>Input hợp lệ: Chuyển đến trang chính.</text:p>
      <text:p text:style-name="P1">2.3 Kiểm tra chức năng tạo test</text:p>
      <text:p text:style-name="P1">Title</text:p>
      <text:p text:style-name="P1">Description</text:p>
      <text:p text:style-name="P1">Length </text:p>
      <text:p text:style-name="P1">New Question</text:p>
      <text:p text:style-name="P1">New Answer</text:p>
      <text:p text:style-name="P1">Các trường hợp và thông báo tương ứng:</text:p>
      <text:p text:style-name="P1"><text:tab/>Để trống mục Title hoặc Description: Hiển thị “Không được để trống Title hoặc Description”.</text:p>
      <text:p text:style-name="P1"><text:tab/>Để trông mục New Ques<text:span text:style-name="T1">tion hoặc New Answer: Hiển thị “Không được để trống New Question hoặc New Answer”.</text:span></text:p>
      <text:p text:style-name="P1"><text:tab/>Nhập Input đúng: Chuyển màn hình đến thao tác tiếp theo.</text:p>
      <text:p text:style-name="P1">2.4 Kiểm tra chức năng xóa test</text:p>
      <text:p text:style-name="P1">Delete</text:p>
      <text:p text:style-name="P1">Nhấp vào biểu tượng xóa, dữ liệu: <text:span text:style-name="T2">Dữ liệu bị xóa, cập nhật kết quả lên màn hình.</text:span></text:p>
      <text:p text:style-name="P1">2.5 Kiểm tra chức năng làm bài kiểm tra</text:p>
      <text:p text:style-name="P2">Take the test</text:p>
      <text:p text:style-name="P2">Save Change</text:p>
      <text:p text:style-name="P2">Evaluate</text:p>
      <text:p text:style-name="P2">Các trường hợp và thông báo tương ứng: Thao tác thành công và chuyển màn hình sang bước tiếp theo.</text:p>
      <text:p text:style-name="P2"><text:tab/> </text:p>
      <text:p text:style-name="P1">2.6 Kiểm tra dữ liệu các bài đã làm.</text:p>
      <text:p text:style-name="P1">Nhấp vào mục Submission sẽ đưa ra kết quả của những bài test đã là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8:15.037991876</meta:creation-date>
    <dc:date>2016-12-04T22:05:34.375482357</dc:date>
    <meta:editing-duration>PT41M4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2" meta:paragraph-count="44" meta:word-count="289" meta:character-count="1493" meta:non-whitespace-character-count="1231"/>
  </office:meta>
</office:document-meta>
</file>